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svg:font-family="'Lucida Sans'" style:font-family-generic="system" style:font-pitch="variable"/>
  </office:font-face-decls>
  <office:automatic-styles>
    <style:style style:name="Table1" style:family="table">
      <style:table-properties style:width="7.9in" table:align="margins"/>
    </style:style>
    <style:style style:name="Table1.A" style:family="table-column">
      <style:table-column-properties style:column-width="3.95in" style:rel-column-width="3276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5" style:family="paragraph" style:parent-style-name="Standard">
      <style:text-properties fo:font-style="normal" style:font-style-asian="normal" style:font-style-complex="normal"/>
    </style:style>
    <style:style style:name="P6" style:family="paragraph" style:parent-style-name="Standard">
      <style:paragraph-properties style:border-line-width-bottom="0.0008in 0.0138in 0.0008in" fo:padding="0.0291in" fo:border-left="none" fo:border-right="none" fo:border-top="none" fo:border-bottom="0.0154in double #000000" style:join-border="false"/>
    </style:style>
    <style:style style:name="P7" style:family="paragraph" style:parent-style-name="Standard">
      <style:paragraph-properties fo:padding="0.0291in" fo:border-left="none" fo:border-right="none" fo:border-top="none" fo:border-bottom="0.0008in solid #000000" style:join-border="false"/>
    </style:style>
    <style:style style:name="P8" style:family="paragraph" style:parent-style-name="Standard">
      <style:paragraph-properties fo:break-before="page"/>
      <style:text-properties fo:font-weight="bold" style:font-weight-asian="bold" style:font-weight-complex="bold"/>
    </style:style>
    <style:style style:name="P9" style:family="paragraph" style:parent-style-name="Standard" style:list-style-name="L1"/>
    <style:style style:name="P10" style:family="paragraph" style:parent-style-name="Standard">
      <style:text-properties fo:font-weight="normal" style:font-weight-asian="normal" style:font-weight-complex="normal"/>
    </style:style>
    <style:style style:name="P11" style:family="paragraph" style:parent-style-name="Standard" style:list-style-name="L1">
      <style:text-properties fo:font-weight="normal" style:font-weight-asian="normal" style:font-weight-complex="normal"/>
    </style:style>
    <style:style style:name="P12" style:family="paragraph" style:parent-style-name="Standard">
      <style:text-properties fo:font-weight="bold" style:font-weight-asian="bold" style:font-weight-complex="bold"/>
    </style:style>
    <style:style style:name="P13" style:family="paragraph" style:parent-style-name="Standard" style:list-style-name="L2"/>
    <style:style style:name="P14" style:family="paragraph" style:parent-style-name="Standard">
      <style:paragraph-properties fo:break-before="page"/>
      <style:text-properties fo:font-weight="bold" style:font-weight-asian="bold" style:font-weight-complex="bold"/>
    </style:style>
    <style:style style:name="P15" style:family="paragraph" style:parent-style-name="Standard">
      <style:paragraph-properties fo:padding="0.0291in" fo:border-left="none" fo:border-right="none" fo:border-top="none" fo:border-bottom="0.0008in solid #000000" style:join-border="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weight="normal" style:font-weight-asian="normal" style:font-weight-complex="normal"/>
    </style:style>
    <style:style style:name="T4" style:family="text">
      <style:text-properties fo:font-size="8pt" fo:font-weight="normal" style:font-size-asian="8pt" style:font-weight-asian="normal" style:font-size-complex="8pt" style:font-weight-complex="normal"/>
    </style:style>
    <style:style style:name="T5" style:family="text">
      <style:text-properties style:text-underline-style="solid" style:text-underline-width="auto" style:text-underline-color="font-color"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imekoin API Specification</text:p>
      <text:p text:style-name="P2">Last Updated April 18, 2013</text:p>
      <text:p text:style-name="P6"/>
      <text:p text:style-name="Standard"/>
      <text:p text:style-name="Standard">This document contains all the technical information to allow someone to write external applications that can interface and poll functions and events within the Timekoin server. All request are a combination of GET and POST request with the output specified for each API poll. Provided the proper access is granted to that function for the HASH code used during the polling.</text:p>
      <text:p text:style-name="P6"/>
      <text:p text:style-name="Standard"/>
      <text:p text:style-name="Standard">Example:</text:p>
      <text:p text:style-name="Standard">To ask the server what the balance is of a public key, the request would be formed like this provided you know the server Domain/IP, the port number (if other than 80), and sub-folder location (timekoin for example):</text:p>
      <text:p text:style-name="Standard"/>
      <text:p text:style-name="P1">http://myserver:80/timekoin/api.php?action=pk_balance&amp;hash=MyHashCodeHere</text:p>
      <text:p text:style-name="Standard"/>
      <text:p text:style-name="Standard">POST DATA NAME = [<text:span text:style-name="T1">public_key</text:span><text:span text:style-name="T3">] </text:span><text:span text:style-name="T4">LS0tLS1CRUdJTiBQVUJMSUMgS0VZLS0tLS0KTUlIZk1BMEdDU3FHU0liM0RRRUJBUVVBQTRITkFEQ0J5UUtCd1FEQ0hlbmZ1bGllTDZpRENUUzJLYTBrUFdPY095TEZhT2JWUFRWTQpCN3lGdTUzRnJPRWZlY2tDRUtwdDRhWGZGRjl0emVKd0ptZXAwNEcxcHRKcisxZ2JHNUhoako0YUxKc3MxL3crVmJnemhPZXBpLzRFCkxBR0c5OEdmS2FKQkRMSkhrRHFtdCsrU1hTYzBMdVdCWk8rTjllU3dNVVVCNmpIN21FMS81emhxNkY2M1gzVHFYSGNCdWo2ZUtYYzQKNG5qY2syWXVFZk9zaE80WkN5VnFGOTJEUEhOQTVncit1SmdSYVpoeWdLTXVpMDd2SnRZdGpyQ2I2YVlPTEhwNENwVUNBd0VBQVE9PQotLS0tLUVORCBQVUJMSUMgS0VZLS0tLS0=</text:span></text:p>
      <text:p text:style-name="Standard"/>
      <text:p text:style-name="P5">Result: 5</text:p>
      <text:p text:style-name="Standard"/>
      <text:p text:style-name="P6"/>
      <text:p text:style-name="Standard"/>
      <text:p text:style-name="P4">Public Key Actions</text:p>
      <text:p text:style-name="Standard"/>
      <text:p text:style-name="P1">Action</text:p>
      <text:p text:style-name="Standard">pk_balance</text:p>
      <text:p text:style-name="Standard"/>
      <text:p text:style-name="P1">Parameters</text:p>
      <text:p text:style-name="Standard">Timekoin Public Key in POST Data field named <text:span text:style-name="T1">public_key</text:span><text:span text:style-name="T3"> in Base64 Encoded Format</text:span></text:p>
      <text:p text:style-name="Standard"/>
      <text:p text:style-name="P1">Description</text:p>
      <text:p text:style-name="Standard">Returns the balance for the provided public key as whole numbers with no formatting. <text:span text:style-name="T2">Example:</text:span> 1, 55, or 9999</text:p>
      <text:p text:style-name="Standard">If the key does not exist, then 0 will be returned.</text:p>
      <text:p text:style-name="P7">If the key does exist and happens to have a balance of 0, then 0 will also be returned.</text:p>
      <text:p text:style-name="Standard"/>
      <text:p text:style-name="P1">Action</text:p>
      <text:p text:style-name="Standard">pk_gen_amt</text:p>
      <text:p text:style-name="Standard"/>
      <text:p text:style-name="P1">Parameters</text:p>
      <text:p text:style-name="Standard">Timekoin Public Key in POST Data field named <text:span text:style-name="T1">public_key</text:span><text:span text:style-name="T3"> in Base64 Encoded Format</text:span></text:p>
      <text:p text:style-name="Standard"/>
      <text:p text:style-name="P1">Description</text:p>
      <text:p text:style-name="Standard">Returns the amount of Timekoins currently being generated by the provided public key or 0 if the public key is not in the generation list.</text:p>
      <text:p text:style-name="P8">Action</text:p>
      <text:p text:style-name="Standard">pk_history</text:p>
      <text:p text:style-name="Standard"/>
      <text:p text:style-name="P1">Parameters</text:p>
      <text:list xml:id="list5788750840404786966" text:style-name="L2">
        <text:list-item>
          <text:p text:style-name="P13">Timekoin Public Key in POST Data field named <text:span text:style-name="T1">public_key</text:span><text:span text:style-name="T3"> in Base64 Encoded Format</text:span></text:p>
        </text:list-item>
        <text:list-item>
          <text:p text:style-name="P13"><text:span text:style-name="T3">How many transactions from the transactions history to retrieve in POST Data field named </text:span><text:span text:style-name="T1">last</text:span><text:span text:style-name="T3"> in whole Integer Format with a Maximum value of 100 and minimum value of 1. Any values higher or lower than the range will be considered just 1</text:span></text:p>
        </text:list-item>
        <text:list-item>
          <text:p text:style-name="P13"><text:span text:style-name="T3">Retrieve transactions </text:span><text:span text:style-name="T5">sent to</text:span><text:span text:style-name="T3"> the public key is specified by using the POST Data field with the name </text:span><text:span text:style-name="T1">sent_to</text:span><text:span text:style-name="T3"> set to a value of 1 (or TRUE)</text:span></text:p>
        </text:list-item>
        <text:list-item>
          <text:p text:style-name="P13"><text:span text:style-name="T3">Retrieve transactions </text:span><text:span text:style-name="T5">sent from</text:span><text:span text:style-name="T3"> the public key is specified by using the POST Data field with the name </text:span><text:span text:style-name="T1">sent_from</text:span><text:span text:style-name="T3"> set to a value of 1 (or TRUE)</text:span></text:p>
          <text:p text:style-name="P13"><text:span text:style-name="T3"/></text:p>
        </text:list-item>
      </text:list>
      <text:p text:style-name="Standard"><text:span text:style-name="T1">Description</text:span></text:p>
      <text:p text:style-name="Standard">Returns the transaction history of a public key in the following format.</text:p>
      <text:p text:style-name="Standard"><text:span text:style-name="T3">If neither field of </text:span><text:span text:style-name="T1">sent_to</text:span><text:span text:style-name="T3"> or </text:span><text:span text:style-name="T1">sent_from</text:span><text:span text:style-name="T3"> is set, the action will fail and return 0 (or FALSE)</text:span></text:p>
      <text:p text:style-name="Standard"><text:span text:style-name="T3">Only one transaction direction per query can be done. You can not mix </text:span><text:span text:style-name="T1">sent_to</text:span><text:span text:style-name="T3"> and </text:span><text:span text:style-name="T1">sent_from</text:span><text:span text:style-name="T3"> at the same time.</text:span></text:p>
      <text:p text:style-name="Standard"><text:span text:style-name="T3">If the public key is not found, the action will fail and no data will be returned.</text:span></text:p>
      <text:p text:style-name="Standard"/>
      <text:p text:style-name="Standard">Example Output Format</text:p>
      <text:p text:style-name="Standard">---TIMESTAMP=&lt;timestamp of transaction&gt;</text:p>
      <text:p text:style-name="Standard">---FROM=&lt;public key that sent the transaction to the public key being queried&gt;</text:p>
      <text:p text:style-name="Standard">---TO=&lt;public key that was sent a transaction from the public key being queried&gt;</text:p>
      <text:p text:style-name="Standard">---AMOUNT=&lt;amount of transaction&gt;</text:p>
      <text:p text:style-name="Standard">---VERIFY=&lt;verification level&gt;</text:p>
      <text:p text:style-name="Standard">---MESSAGE=&lt;any encoded message in transaction&gt;---END</text:p>
      <text:p text:style-name="Standard"/>
      <text:p text:style-name="Standard">The newest transaction starts with 1 and others follow in order as 2,3,4 until the amounts being queries are complete.</text:p>
      <text:p text:style-name="Standard">Example output</text:p>
      <table:table table:name="Table1" table:style-name="Table1">
        <table:table-column table:style-name="Table1.A" table:number-columns-repeated="2"/>
        <table:table-row>
          <table:table-cell table:style-name="Table1.A1" office:value-type="string">
            <text:p text:style-name="Standard">---TIMESTAMP1=1234567890</text:p>
            <text:p text:style-name="Standard">---FROM1=&lt;public key in base64&gt;</text:p>
            <text:p text:style-name="Standard">---TO1=&lt;public key in base64&gt;</text:p>
            <text:p text:style-name="Standard">---AMOUNT1=55</text:p>
            <text:p text:style-name="Standard">---VERIFY1=22</text:p>
            <text:p text:style-name="Standard">---MESSAGE1=thanks for the help--END1</text:p>
          </table:table-cell>
          <table:table-cell table:style-name="Table1.B1" office:value-type="string">
            <text:p text:style-name="Standard">---TIMESTAMP2=1234567892</text:p>
            <text:p text:style-name="Standard">---FROM2=&lt;public key in base64&gt;</text:p>
            <text:p text:style-name="Standard">---TO2=&lt;public key in base64&gt;</text:p>
            <text:p text:style-name="Standard">---AMOUNT2=3</text:p>
            <text:p text:style-name="Standard">---VERIFY2=127</text:p>
            <text:p text:style-name="Standard">---MESSAGE2=---END2</text:p>
          </table:table-cell>
        </table:table-row>
      </table:table>
      <text:p text:style-name="P7"><text:line-break/><text:line-break/></text:p>
      <text:p text:style-name="P1">Action</text:p>
      <text:p text:style-name="Standard">pk_valid</text:p>
      <text:p text:style-name="Standard"/>
      <text:p text:style-name="P1">Parameters</text:p>
      <text:p text:style-name="Standard">Timekoin Public Key in POST Data field named <text:span text:style-name="T1">public_key</text:span><text:span text:style-name="T3"> in Base64 Encoded Format</text:span></text:p>
      <text:p text:style-name="Standard"/>
      <text:p text:style-name="P1">Description</text:p>
      <text:p text:style-name="Standard">Returns 1 (or TRUE) if the Public Key has any kind of history of transactions associated with. Returns 0 (or FALSE) if the Public Key has no history of transactions associated with it. This is a way to test for a valid Public Key before a transaction is sent, but can not tell the user if a Public Key that has been created, but never used, is valid or not.</text:p>
      <text:p text:style-name="P8">Action</text:p>
      <text:p text:style-name="Standard">pk_recv</text:p>
      <text:p text:style-name="Standard"/>
      <text:p text:style-name="P1">Parameters</text:p>
      <text:p text:style-name="Standard">Timekoin Public Key in POST Data field named <text:span text:style-name="T1">public_key</text:span><text:span text:style-name="T3"> in Base64 Encoded Format</text:span></text:p>
      <text:p text:style-name="Standard"/>
      <text:p text:style-name="P1">Description</text:p>
      <text:p text:style-name="Standard">Returns a total of *all* the Timekoins ever received by the provided public key.</text:p>
      <text:p text:style-name="Standard"/>
      <text:p text:style-name="Standard"/>
      <text:p text:style-name="Standard"/>
      <text:p text:style-name="Standard"/>
      <text:p text:style-name="P6"/>
      <text:p text:style-name="Standard"/>
      <text:p text:style-name="P4">Transaction Functions</text:p>
      <text:p text:style-name="P1">Action</text:p>
      <text:p text:style-name="Standard">send_tk</text:p>
      <text:p text:style-name="Standard"/>
      <text:p text:style-name="P1">Parameters</text:p>
      <text:list xml:id="list5122839035122537973" text:style-name="L1">
        <text:list-item>
          <text:p text:style-name="P9">Timestamp in POST Data field named <text:span text:style-name="T1">timestamp</text:span> in whole Integer Unix Time Format</text:p>
        </text:list-item>
        <text:list-item>
          <text:p text:style-name="P9">Public Key in POST Data field named <text:span text:style-name="T1">public_key</text:span><text:span text:style-name="T3"> in Base64 Encoded Format</text:span></text:p>
        </text:list-item>
        <text:list-item>
          <text:p text:style-name="P9"><text:span text:style-name="T3">Crypt1 Data in POST Data field named </text:span><text:span text:style-name="T1">crypt_data1</text:span><text:span text:style-name="T3"> in Base64 Encoded Format</text:span></text:p>
        </text:list-item>
        <text:list-item>
          <text:p text:style-name="P9"><text:span text:style-name="T3">Crypt2 Data in POST Data field named </text:span><text:span text:style-name="T1">crypt_data2</text:span><text:span text:style-name="T3"> in Base64 Encoded Format</text:span></text:p>
        </text:list-item>
        <text:list-item>
          <text:p text:style-name="P9"><text:span text:style-name="T3">Crypt3 Data in POST Data field named </text:span><text:span text:style-name="T1">crypt_data3</text:span><text:span text:style-name="T3"> in Base64 Encoded Format</text:span></text:p>
        </text:list-item>
        <text:list-item>
          <text:p text:style-name="P9"><text:span text:style-name="T3">Transaction SHA Hash Data in POST Data field named </text:span><text:span text:style-name="T1">hash</text:span></text:p>
        </text:list-item>
        <text:list-item>
          <text:p text:style-name="P9"><text:span text:style-name="T3">Transaction Attribute Data in POST Data field named </text:span><text:span text:style-name="T1">attribute</text:span></text:p>
        </text:list-item>
        <text:list-item>
          <text:p text:style-name="P11">Qhash Data in POST Data field name <text:span text:style-name="T1">qhash</text:span></text:p>
        </text:list-item>
      </text:list>
      <text:p text:style-name="Standard"/>
      <text:p text:style-name="Standard"/>
      <text:p text:style-name="Standard"/>
      <text:p text:style-name="P1">Description</text:p>
      <text:p text:style-name="Standard">Saves a copy of a transaction directly into the “my_transaction_queue” table of the server. The server will then attempt to submit the transaction to the Timekoin network as though it had created the transaction itself. This has the benefit of the server keeping track of the transaction until it is saved in the transaction history.</text:p>
      <text:p text:style-name="Standard"/>
      <text:p text:style-name="P6"/>
      <text:p text:style-name="Standard"/>
      <text:p text:style-name="P4">Status Actions</text:p>
      <text:p text:style-name="P1">Action</text:p>
      <text:p text:style-name="Standard">tk_hash_status</text:p>
      <text:p text:style-name="Standard"/>
      <text:p text:style-name="P1">Parameters</text:p>
      <text:p text:style-name="P10">Hashcode in GET request</text:p>
      <text:p text:style-name="Standard"/>
      <text:p text:style-name="P1">Description</text:p>
      <text:p text:style-name="Standard">Returns TRUE if the Hashcode is valid for any type of usage and NULL if the Hashcode is invali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svg:font-family="'Lucida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US" style:letter-kerning="true" style:font-name-asian="DejaVu Sans"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3in" fo:margin-bottom="0.3in" fo:margin-left="0.3in" fo:margin-right="0.3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 NA</meta:initial-creator>
    <meta:creation-date>2013-04-18T20:39:42</meta:creation-date>
    <meta:generator>OpenOffice.org/3.4.1$Unix OpenOffice.org_project/341m1$Build-9593</meta:generator>
    <dc:date>2013-04-21T19:42:55</dc:date>
    <dc:creator>NA NA</dc:creator>
    <meta:editing-duration>PT7H19M42S</meta:editing-duration>
    <meta:editing-cycles>26</meta:editing-cycles>
    <meta:document-statistic meta:table-count="1" meta:image-count="0" meta:object-count="0" meta:page-count="3" meta:paragraph-count="90" meta:word-count="828" meta:character-count="5377"/>
  </office:meta>
</office:document-meta>
</file>